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IDSubset.getUnicodeForSubsetIndex( int subset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IDSubset.CIDSub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IDSubset.setupFirstThreeGlyp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IDSubset.mapSubsetChar( int glyphIndex , char uni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IDSubset.getSubsetGlyp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DSubset.getGlyphIndexBit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IDSubset.getGlyphIndexForSubsetIndex( int subset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IDSubset.getSubsetCha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IDSubset.getSubs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